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padding="0.049cm" fo:border="0.002cm solid #d9d9e3"/>
    </style:style>
    <style:style style:name="P2" style:family="paragraph" style:parent-style-name="Text_20_body" style:list-style-name="L1">
      <style:paragraph-properties fo:padding="0.049cm" fo:border="0.002cm solid #d9d9e3"/>
    </style:style>
    <style:style style:name="P3" style:family="paragraph" style:parent-style-name="Text_20_body" style:list-style-name="L2">
      <style:paragraph-properties fo:padding="0.049cm" fo:border="0.002cm solid #d9d9e3"/>
    </style:style>
    <style:style style:name="P4" style:family="paragraph" style:parent-style-name="Text_20_body" style:list-style-name="L3">
      <style:paragraph-properties fo:padding="0.049cm" fo:border="0.002cm solid #d9d9e3"/>
    </style:style>
    <style:style style:name="P5" style:family="paragraph" style:parent-style-name="Text_20_body" style:list-style-name="L2">
      <style:paragraph-properties fo:margin-top="0cm" fo:margin-bottom="0cm" fo:padding="0.049cm" fo:border="0.002cm solid #d9d9e3"/>
    </style:style>
    <style:style style:name="P6" style:family="paragraph" style:parent-style-name="Text_20_body" style:list-style-name="L3">
      <style:paragraph-properties fo:margin-top="0cm" fo:margin-bottom="0cm" fo:padding="0.049cm" fo:border="0.002cm solid #d9d9e3"/>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pdracht voor het bouwen van een webapp om gegevens van ICT-bedrijven in de regio Overijssel te verzamelen, sorteren en uniek te maken:</text:p>
      <text:p text:style-name="P1">Doelstelling: Bouw een webapp die in staat is om de gegevens van alle ICT-bedrijven in de regio Overijssel op te halen, de gegevens te sorteren en te filteren op unieke waarden en deze informatie vervolgens in een overzichtelijke interface weer te geven.</text:p>
      <text:p text:style-name="P1">Stappenplan:</text:p>
      <text:list xml:id="list4630459311496379163" text:style-name="L1">
        <text:list-item>
          <text:p text:style-name="P2">Verzamelen van gegevens: Schrijf code om gegevens van alle ICT-bedrijven in de regio Overijssel te verzamelen en op te slaan in een database. De gegevens die moeten worden verzameld zijn: bedrijfsnaam, adres, postcode, plaats, telefoonnummer, e-mailadres, website en een korte beschrijving van de diensten die het bedrijf aanbiedt.</text:p>
        </text:list-item>
        <text:list-item>
          <text:p text:style-name="P2">Sorteren van gegevens: Schrijf code om de verzamelde gegevens te sorteren op alfabetische volgorde van de bedrijfsnaam.</text:p>
        </text:list-item>
        <text:list-item>
          <text:p text:style-name="P2">Uniek maken van gegevens: Schrijf code om de dubbele gegevens te verwijderen op basis van de bedrijfsnaam.</text:p>
        </text:list-item>
        <text:list-item>
          <text:p text:style-name="P2">Ontwerp de interface: Ontwerp en bouw een interface waarin de gesorteerde en unieke gegevens van de ICT-bedrijven in de regio Overijssel worden weergegeven. De interface moet overzichtelijk zijn en gebruikers in staat stellen om te zoeken naar bedrijven op basis van de bedrijfsnaam, postcode, plaats of diensten die worden aangeboden.</text:p>
        </text:list-item>
        <text:list-item>
          <text:p text:style-name="P2">Testen en verbeteren: Test de webapp en verbeter waar nodig de code en interface om ervoor te zorgen dat de gebruikerservaring optimaal is.</text:p>
        </text:list-item>
      </text:list>
      <text:p text:style-name="P1">Technologieën: Voor deze opdracht kunnen verschillende technologieën worden gebruikt, afhankelijk van de expertise van de ontwikkelaar. Bijvoorbeeld:</text:p>
      <text:list xml:id="list6777216608846840473" text:style-name="L2">
        <text:list-item>
          <text:p text:style-name="P5">Programmeertalen: Python, PHP, JavaScript, Ruby, etc.</text:p>
        </text:list-item>
        <text:list-item>
          <text:p text:style-name="P5">Databases: MySQL, PostgreSQL, MongoDB, etc.</text:p>
        </text:list-item>
        <text:list-item>
          <text:p text:style-name="P5">Frameworks: Django, Flask, Ruby on Rails, Laravel, etc.</text:p>
        </text:list-item>
        <text:list-item>
          <text:p text:style-name="P3">Front-end technologieën: HTML, CSS, JavaScript, React, Angular, Vue.js, etc.</text:p>
        </text:list-item>
      </text:list>
      <text:p text:style-name="P1">Leverables:</text:p>
      <text:list xml:id="list6046920881328792656" text:style-name="L3">
        <text:list-item>
          <text:p text:style-name="P6">Broncode van de webapp, gedocumenteerd en getest</text:p>
        </text:list-item>
        <text:list-item>
          <text:p text:style-name="P6">Documentatie over de werking van de webapp</text:p>
        </text:list-item>
        <text:list-item>
          <text:p text:style-name="P4">Een werkende webapp op een server met toegang tot de database van de ICT-bedrijven in de regio Overijssel.</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2-28T09:27:40.63</meta:creation-date>
    <meta:document-statistic meta:table-count="0" meta:image-count="0" meta:object-count="0" meta:page-count="1" meta:paragraph-count="17" meta:word-count="310" meta:character-count="2031"/>
    <dc:date>2023-02-28T11:36:46.34</dc:date>
    <meta:editing-duration>PT2H9M8S</meta:editing-duration>
    <meta:editing-cycles>1</meta:editing-cycles>
    <meta:generator>OpenOffice/4.1.12$Win32 OpenOffice.org_project/4112m1$Build-9809</meta:generator>
  </office:meta>
</office:document-meta>
</file>